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layer="layout" svg:width="15.494cm" svg:height="0.962cm" svg:x="6.096cm" svg:y="2.34cm">
          <draw:text-box>
            <text:p>Test text 1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amian Jansen</meta:initial-creator>
    <meta:creation-date>2014-01-31T15:10:20</meta:creation-date>
    <meta:editing-duration>PT1M25S</meta:editing-duration>
    <meta:editing-cycles>3</meta:editing-cycles>
    <dc:date>2014-09-04T16:11:10.849180788</dc:date>
    <dc:creator>Damian Jansen</dc:creator>
    <meta:generator>LibreOffice/4.2.5.2$Linux_X86_64 LibreOffice_project/420$Build-2</meta:generator>
    <meta:document-statistic meta:object-count="24"/>
  </office:meta>
</office:document-meta>
</file>